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3082f"/>
    </style:style>
    <style:style style:name="T1" style:family="text">
      <style:text-properties officeooo:rsid="001308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e 12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ina Leite</meta:initial-creator>
    <meta:creation-date>2013-01-22T18:24:24</meta:creation-date>
    <dc:date>2013-01-22T18:24:43</dc:date>
    <dc:creator>Melina Leite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3.6$Linux_x86 LibreOffice_project/360m1$Build-2</meta:generator>
  </office:meta>
</office:document-meta>
</file>